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9">
            <text:p>Q-2779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5420.0">
            <text:p>542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88">
            <text:p>-7.88</text:p>
          </table:table-cell>
          <table:table-cell office:value-type="float" office:value="1.52">
            <text:p>1.52</text:p>
          </table:table-cell>
          <table:table-cell office:value-type="float" office:value="1.52">
            <text:p>1.52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80">
            <text:p>Q-2780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4380.0">
            <text:p>438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06">
            <text:p>-7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81">
            <text:p>Q-2781</text:p>
          </table:table-cell>
          <table:table-cell office:value-type="float" office:value="50.54">
            <text:p>50.54</text:p>
          </table:table-cell>
          <table:table-cell office:value-type="float" office:value="-4.83">
            <text:p>-4.83</text:p>
          </table:table-cell>
          <table:table-cell office:value-type="float" office:value="6460.0">
            <text:p>646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2.7">
            <text:p>-12.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Healy1999,ShennanEtal2018">
            <text:p>Healy1999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8">
            <text:p>Q-2778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1610.0">
            <text:p>161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7">
            <text:p>-1.6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7">
            <text:p>Q-2777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5050.0">
            <text:p>5050.0</text:p>
          </table:table-cell>
          <table:table-cell office:value-type="float" office:value="80.0">
            <text:p>8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06">
            <text:p>-8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4">
            <text:p>Q-2774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4395.0">
            <text:p>439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3">
            <text:p>-7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5">
            <text:p>Q-2775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1210.0">
            <text:p>121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6">
            <text:p>Q-2776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5100.0">
            <text:p>5100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1">
            <text:p>-6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aly1995,ShennanEtal2018">
            <text:p>Healy199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